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29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528cm" fo:min-width="3.56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68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fo:font-size="15pt" style:font-size-asian="15pt" style:font-size-complex="15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color="#009933" fo:font-size="18pt" style:font-size-asian="18pt" style:font-size-complex="18pt"/>
    </style:style>
    <style:style style:name="P7" style:family="paragraph">
      <loext:graphic-properties draw:fill-color="#ffffff"/>
      <style:paragraph-properties fo:text-align="center"/>
      <style:text-properties fo:color="#009933"/>
    </style:style>
    <style:style style:name="P8" style:family="paragraph">
      <loext:graphic-properties draw:fill-color="#ffffff"/>
      <style:paragraph-properties fo:text-align="center"/>
      <style:text-properties fo:color="#ff3333" fo:font-size="18pt" style:font-size-asian="18pt" style:font-size-complex="18pt"/>
    </style:style>
    <style:style style:name="P9" style:family="paragraph">
      <loext:graphic-properties draw:fill-color="#ffffff"/>
    </style:style>
    <style:style style:name="T1" style:family="text">
      <style:text-properties fo:color="#009933" fo:font-size="15pt" style:font-size-asian="15pt" style:font-size-complex="15pt"/>
    </style:style>
    <style:style style:name="T2" style:family="text">
      <style:text-properties fo:color="#0000ff" fo:font-size="15pt" style:font-size-asian="15pt" style:font-size-complex="15pt"/>
    </style:style>
    <style:style style:name="T3" style:family="text">
      <style:text-properties fo:color="#ff3333" fo:font-size="15pt" style:font-size-asian="15pt" style:font-size-complex="15pt"/>
    </style:style>
    <style:style style:name="T4" style:family="text">
      <style:text-properties fo:color="#009933" fo:font-size="18pt" style:font-size-asian="18pt" style:font-size-complex="18pt"/>
    </style:style>
    <style:style style:name="T5" style:family="text">
      <style:text-properties fo:color="#009933"/>
    </style:style>
    <style:style style:name="T6" style:family="text">
      <style:text-properties fo:color="#ff3333" fo:font-size="18pt" style:font-size-asian="18pt" style:font-size-complex="18pt"/>
    </style:style>
    <style:style style:name="T7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3.528cm" svg:height="5.543cm" svg:x="1.016cm" svg:y="1.016cm">
          <draw:text-box>
            <text:p><text:span text:style-name="T1">00:03.0 Host bridge: Red Hat, Inc. QEMU PCIe Expander bridge</text:span></text:p>
            <text:p><text:span text:style-name="T1">00:04.0 Host bridge: Red Hat, Inc. QEMU PCIe Expander bridge</text:span></text:p>
            <text:p><text:span text:style-name="T2">02:00.0 PCI bridge: Intel Corporation 7500/5520/5500/X58 I/O Hub PCI Express Root Port 0 (rev 02)</text:span></text:p>
            <text:p><text:span text:style-name="T2">02:01.0 PCI bridge: Intel Corporation 7500/5520/5500/X58 I/O Hub PCI Express Root Port 0 (rev 02)</text:span></text:p>
            <text:p><text:span text:style-name="T3">03:00.0 Ethernet controller: Intel Corporation 82574L Gigabit Network Connection</text:span></text:p>
            <text:p><text:span text:style-name="T3">04:00.0 Ethernet controller: Intel Corporation 82574L Gigabit Network Connection</text:span></text:p>
            <text:p><text:span text:style-name="T2">08:00.0 PCI bridge: Intel Corporation 7500/5520/5500/X58 I/O Hub PCI Express Root Port 0 (rev 02)</text:span></text:p>
            <text:p><text:span text:style-name="T3">09:00.0 Ethernet controller: Intel Corporation 82574L Gigabit Network Connection</text:span></text:p>
          </draw:text-box>
        </draw:frame>
        <draw:frame draw:style-name="gr2" draw:text-style-name="P2" draw:layer="layout" svg:width="12.7cm" svg:height="8.783cm" svg:x="1.27cm" svg:y="8.128cm">
          <draw:text-box>
            <text:p># lspci -t</text:p>
            <text:p>-+-[0000:08]---00.0-[09]----00.0</text:p>
            <text:p><text:s/>+-[0000:02]-+-00.0-[03]----00.0</text:p>
            <text:p><text:s/>| <text:s text:c="18"/>\-01.0-[04]----00.0</text:p>
            <text:p><text:s/>\-[0000:00]-+-00.0</text:p>
            <text:p><text:s text:c="19"/>+-01.0</text:p>
            <text:p><text:s text:c="19"/>+-02.0</text:p>
            <text:p><text:s text:c="19"/>+-03.0</text:p>
            <text:p><text:s text:c="19"/>+-04.0</text:p>
            <text:p><text:s text:c="19"/>+-1f.0</text:p>
            <text:p><text:s text:c="19"/>+-1f.2</text:p>
            <text:p><text:s text:c="20"/>\-1f.3</text:p>
          </draw:text-box>
        </draw:frame>
        <draw:custom-shape draw:style-name="gr3" draw:text-style-name="P4" draw:layer="layout" svg:width="4.064cm" svg:height="1.778cm" svg:x="21.167cm" svg:y="5.534cm">
          <text:p text:style-name="P3">Root</text:p>
          <text:p text:style-name="P3">Complex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64cm" svg:height="1.778cm" svg:x="12.704cm" svg:y="9.758cm">
          <text:p text:style-name="P3">Root</text:p>
          <text:p text:style-name="P3">Complex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2.954cm" svg:y1="8.544cm" svg:x2="33.274cm" svg:y2="8.544cm">
          <text:p/>
        </draw:line>
        <draw:line draw:style-name="gr4" draw:text-style-name="P5" draw:layer="layout" svg:x1="23.114cm" svg:y1="7.312cm" svg:x2="23.114cm" svg:y2="8.544cm">
          <text:p/>
        </draw:line>
        <draw:custom-shape draw:style-name="gr3" draw:text-style-name="P6" draw:layer="layout" svg:width="4.064cm" svg:height="1.778cm" svg:x="17.904cm" svg:y="9.758cm">
          <text:p text:style-name="P3"><text:span text:style-name="T4">Host bridge</text:span></text:p>
          <text:p text:style-name="P3"><text:span text:style-name="T4">00:03.0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064cm" svg:height="1.778cm" svg:x="23.204cm" svg:y="9.758cm">
          <text:p text:style-name="P3">Root</text:p>
          <text:p text:style-name="P3">Complex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.064cm" svg:height="1.778cm" svg:x="28.704cm" svg:y="9.758cm">
          <text:p text:style-name="P3"><text:span text:style-name="T5">Host bridge</text:span></text:p>
          <text:p text:style-name="P3"><text:span text:style-name="T5">00:04.0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4.732cm" svg:y1="8.544cm" svg:x2="14.732cm" svg:y2="9.758cm">
          <text:p/>
        </draw:line>
        <draw:line draw:style-name="gr4" draw:text-style-name="P5" draw:layer="layout" svg:x1="19.932cm" svg:y1="8.544cm" svg:x2="19.932cm" svg:y2="9.758cm">
          <text:p/>
        </draw:line>
        <draw:line draw:style-name="gr4" draw:text-style-name="P5" draw:layer="layout" svg:x1="25.232cm" svg:y1="8.544cm" svg:x2="25.232cm" svg:y2="9.758cm">
          <text:p/>
        </draw:line>
        <draw:line draw:style-name="gr4" draw:text-style-name="P5" draw:layer="layout" svg:x1="30.732cm" svg:y1="8.544cm" svg:x2="30.732cm" svg:y2="9.758cm">
          <text:p/>
        </draw:line>
        <draw:line draw:style-name="gr4" draw:text-style-name="P5" draw:layer="layout" svg:x1="10.922cm" svg:y1="12.862cm" svg:x2="20.066cm" svg:y2="12.862cm">
          <text:p/>
        </draw:line>
        <draw:line draw:style-name="gr4" draw:text-style-name="P5" draw:layer="layout" svg:x1="21.722cm" svg:y1="12.862cm" svg:x2="34.798cm" svg:y2="12.862cm">
          <text:p/>
        </draw:line>
        <draw:line draw:style-name="gr4" draw:text-style-name="P5" draw:layer="layout" svg:x1="14.478cm" svg:y1="11.536cm" svg:x2="14.478cm" svg:y2="12.862cm">
          <text:p/>
        </draw:line>
        <draw:line draw:style-name="gr4" draw:text-style-name="P5" draw:layer="layout" svg:x1="24.892cm" svg:y1="11.536cm" svg:x2="24.892cm" svg:y2="12.862cm">
          <text:p/>
        </draw:line>
        <draw:custom-shape draw:style-name="gr3" draw:text-style-name="P8" draw:layer="layout" svg:width="4.064cm" svg:height="1.778cm" svg:x="12.404cm" svg:y="14.858cm">
          <text:p text:style-name="P3"><text:span text:style-name="T6">Ethernet</text:span></text:p>
          <text:p text:style-name="P3"><text:span text:style-name="T6">09:00.0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4.064cm" svg:height="1.778cm" svg:x="22.404cm" svg:y="14.858cm">
          <text:p text:style-name="P3"><text:span text:style-name="T6">Ethernet</text:span></text:p>
          <text:p text:style-name="P3"><text:span text:style-name="T6">03:00.0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4.064cm" svg:height="1.778cm" svg:x="29.004cm" svg:y="14.858cm">
          <text:p text:style-name="P3"><text:span text:style-name="T6">Ethernet</text:span></text:p>
          <text:p text:style-name="P3"><text:span text:style-name="T6">04:00.0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13.716cm" svg:y1="12.862cm" svg:x2="13.716cm" svg:y2="14.858cm">
          <text:p/>
        </draw:line>
        <draw:line draw:style-name="gr4" draw:text-style-name="P5" draw:layer="layout" svg:x1="24.073cm" svg:y1="14.859cm" svg:x2="24.073cm" svg:y2="12.86cm">
          <text:p/>
        </draw:line>
        <draw:line draw:style-name="gr4" draw:text-style-name="P5" draw:layer="layout" svg:x1="30.952cm" svg:y1="14.858cm" svg:x2="30.952cm" svg:y2="12.861cm">
          <text:p/>
        </draw:line>
        <draw:frame draw:style-name="gr5" draw:text-style-name="P2" draw:layer="layout" svg:width="4.168cm" svg:height="1.673cm" svg:x="14.044cm" svg:y="13.002cm">
          <draw:text-box>
            <text:p>via <text:span text:style-name="T7">Root Port</text:span></text:p>
            <text:p><text:span text:style-name="T7">08:00.0</text:span></text:p>
          </draw:text-box>
        </draw:frame>
        <draw:frame draw:style-name="gr5" draw:text-style-name="P2" draw:layer="layout" svg:width="4.168cm" svg:height="1.673cm" svg:x="24.344cm" svg:y="13.003cm">
          <draw:text-box>
            <text:p>via <text:span text:style-name="T7">Root Port</text:span></text:p>
            <text:p><text:span text:style-name="T7">02:00.0</text:span></text:p>
          </draw:text-box>
        </draw:frame>
        <draw:frame draw:style-name="gr5" draw:text-style-name="P2" draw:layer="layout" svg:width="4.168cm" svg:height="1.673cm" svg:x="30.944cm" svg:y="13.004cm">
          <draw:text-box>
            <text:p>via <text:span text:style-name="T7">Root Port</text:span></text:p>
            <text:p><text:span text:style-name="T7">02:01.0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9-07-02T15:33:15.745706831</dc:date>
    <meta:editing-duration>PT2H44M10S</meta:editing-duration>
    <meta:editing-cycles>212</meta:editing-cycles>
    <meta:generator>LibreOffice/5.1.6.2$Linux_X86_64 LibreOffice_project/10m0$Build-2</meta:generator>
    <meta:document-statistic meta:object-count="49"/>
  </office:meta>
</office:document-meta>
</file>